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8pt" fo:language="ru" fo:country="RU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Cambria" fo:font-size="18pt" fo:language="ru" fo:country="RU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mbria"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mbria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mbria" fo:font-size="18pt" fo:language="ru" fo:country="RU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ambria" fo:font-size="18pt" fo:language="ru" fo:country="RU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Cambria" fo:font-size="18pt" fo:language="ru" fo:country="RU" style:font-size-asian="18pt" style:font-size-complex="18pt"/>
    </style:style>
    <style:style style:name="P9" style:family="paragraph" style:parent-style-name="Standard">
      <style:text-properties style:font-name="Cambria" fo:font-size="14pt" fo:language="ru" fo:country="RU" style:font-size-asian="14pt" style:font-size-complex="14pt"/>
    </style:style>
    <style:style style:name="P10" style:family="paragraph" style:parent-style-name="Standard">
      <style:text-properties officeooo:rsid="0004656e" officeooo:paragraph-rsid="0004656e"/>
    </style:style>
    <style:style style:name="P11" style:family="paragraph" style:parent-style-name="Standard">
      <style:text-properties officeooo:rsid="00050099" officeooo:paragraph-rsid="00050099"/>
    </style:style>
    <style:style style:name="P12" style:family="paragraph" style:parent-style-name="Standard">
      <style:text-properties officeooo:rsid="0005f4c2" officeooo:paragraph-rsid="0005f4c2"/>
    </style:style>
    <style:style style:name="T1" style:family="text">
      <style:text-properties style:font-name="Cambria" fo:font-size="18pt" fo:language="ru" fo:country="RU" style:font-size-asian="18pt" style:font-size-complex="18pt"/>
    </style:style>
    <style:style style:name="T2" style:family="text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3" style:family="text">
      <style:text-properties style:font-name="Cambria" fo:font-size="18pt" fo:language="ru" fo:country="RU" fo:font-weight="bold" officeooo:rsid="0004656e" style:font-size-asian="18pt" style:font-weight-asian="bold" style:font-size-complex="18pt" style:font-weight-complex="bold"/>
    </style:style>
    <style:style style:name="T4" style:family="text">
      <style:text-properties style:font-name="Cambria" fo:font-size="18pt" fo:language="en" fo:country="US" fo:font-weight="bold" officeooo:rsid="0004656e" style:font-size-asian="18pt" style:font-weight-asian="bold" style:font-size-complex="18pt" style:font-weight-complex="bold"/>
    </style:style>
    <style:style style:name="T5" style:family="text">
      <style:text-properties style:font-name="Cambria" fo:font-size="14pt" fo:language="ru" fo:country="RU" style:font-size-asian="14pt" style:font-size-complex="14pt"/>
    </style:style>
    <style:style style:name="T6" style:family="text">
      <style:text-properties style:font-name="Cambria" fo:font-size="14pt" fo:language="ru" fo:country="RU" officeooo:rsid="0004656e" style:font-size-asian="14pt" style:font-size-complex="14pt"/>
    </style:style>
    <style:style style:name="T7" style:family="text">
      <style:text-properties style:font-name="Cambria" fo:font-size="14pt" fo:language="ru" fo:country="RU" officeooo:rsid="00050099" style:font-size-asian="14pt" style:font-size-complex="14pt"/>
    </style:style>
    <style:style style:name="T8" style:family="text">
      <style:text-properties style:font-name="Cambria" fo:font-size="14pt" fo:language="ru" fo:country="RU" officeooo:rsid="0005f4c2" style:font-size-asian="14pt" style:font-size-complex="14pt"/>
    </style:style>
    <style:style style:name="T9" style:family="text">
      <style:text-properties officeooo:rsid="00046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сковский государственный университет</text:p>
      <text:p text:style-name="P1">имени М.В. <text:s/>Ломоносова</text:p>
      <text:p text:style-name="P1">Факультет Вычислительной Математики и Киберне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Основной_20_шрифт_20_абзаца"><text:span text:style-name="T1">«</text:span></text:span><text:span text:style-name="Основной_20_шрифт_20_абзаца"><text:span text:style-name="T2">Реализация </text:span></text:span><text:span text:style-name="Основной_20_шрифт_20_абзаца"><text:span text:style-name="T4">Jacobi-1d </text:span></text:span><text:span text:style-name="Основной_20_шрифт_20_абзаца"><text:span text:style-name="T3">со сбоем одного процесса</text:span></text:span><text:span text:style-name="Основной_20_шрифт_20_абзаца"><text:span text:style-name="T1">»</text:span></text:span></text:p>
      <text:p text:style-name="P1"/>
      <text:p text:style-name="P1"/>
      <text:p text:style-name="P1"/>
      <text:p text:style-name="P2"/>
      <text:p text:style-name="P2"/>
      <text:p text:style-name="P2">421 группа</text:p>
      <text:p text:style-name="P2">Танкаев И.Р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Москва</text:p>
      <text:p text:style-name="P1">2021</text:p>
      <text:p text:style-name="P3"><text:soft-page-break/>Постановка задачи</text:p>
      <text:p text:style-name="P4"><text:tab/>Доработать MPI-программу, реализованную в рамках курса “Суперкомпьютеры и параллельная обработка данных” <text:span text:style-name="T9">до возможности её продолжения в случае сбоя одного процесса</text:span>.</text:p>
      <text:p text:style-name="P4"/>
      <text:p text:style-name="P3">Реализация</text:p>
      <text:p text:style-name="Standard"><text:span text:style-name="T5"><text:tab/></text:span><text:span text:style-name="T6">Компиляция осуществлялась командой: /home/ghost/SOFT/OpenMPi/bin/mpicc -o jacobi jacobi_secure.c -lm</text:span></text:p>
      <text:p text:style-name="Standard"><text:span text:style-name="T6"><text:tab/>Запуск осуществлялся командой: /home/ghost/SOFT/OpenMPi/bin/mpiexec -np 4 --with-ft ulfm --map-by :OVERSUBSCRIBE ./jacobi</text:span></text:p>
      <text:p text:style-name="Standard"><text:span text:style-name="T6"><text:tab/>Алгоритм работает согласно следующим шагам:</text:span></text:p>
      <text:p text:style-name="P10"><text:span text:style-name="T5">1. Каждый процесс</text:span><text:span text:style-name="T7"> создаёт и заполняет матрицу. Вычисляет стартовый и конечный индекс части массива, для которой процесс будет вычислять определитель.</text:span></text:p>
      <text:p text:style-name="P11"><text:span text:style-name="T5">2. Каждый процесс сохраняет индексы в отдельный файл.</text:span></text:p>
      <text:p text:style-name="P11"><text:span text:style-name="T5">3. Выбранный процесс убивается, </text:span><text:span text:style-name="T8">а его индексы перемещаются из его файла в специальный запасной файл.</text:span></text:p>
      <text:p text:style-name="P11"><text:span text:style-name="T5">4. Далее каждый процесс отправляет вычисленный результат процессу с рангом на 1 ниже.</text:span></text:p>
      <text:p text:style-name="P12"><text:span text:style-name="T5">5. Процесс с рангом 0, координатор, считывает индексы из запасного файла и вычисляет необходимую часть массива, которую должен был вычислить мёртвый процесс.</text:span></text:p>
      <text:p text:style-name="P11"><text:span text:style-name="T8">6</text:span><text:span text:style-name="T5">. Процесс с рангом 0, координатор, </text:span><text:span text:style-name="T8">получает все данные и собирает результирующий массив.</text:span></text:p>
      <text:p text:style-name="P11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Танкаев Иван Рустамович</meta:initial-creator>
    <meta:creation-date>2021-12-25T08:03:00Z</meta:creation-date>
    <dc:date>2022-01-13T01:36:05.195000000</dc:date>
    <meta:editing-cycles>2</meta:editing-cycles>
    <meta:editing-duration>PT1H3M21S</meta:editing-duration>
    <meta:document-statistic meta:table-count="0" meta:image-count="0" meta:object-count="0" meta:page-count="2" meta:paragraph-count="20" meta:word-count="163" meta:character-count="1281" meta:non-whitespace-character-count="1135"/>
    <meta:template xlink:type="simple" xlink:actuate="onRequest" xlink:title="" xlink:href="Normal.dotm"/>
  </office:meta>
</office:document-meta>
</file>